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46f" officeooo:paragraph-rsid="0011d46f"/>
    </style:style>
    <style:style style:name="P2" style:family="paragraph" style:parent-style-name="Standard">
      <style:text-properties style:text-underline-style="solid" style:text-underline-width="auto" style:text-underline-color="font-color" officeooo:rsid="0011d46f" officeooo:paragraph-rsid="0011d46f"/>
    </style:style>
    <style:style style:name="P3" style:family="paragraph" style:parent-style-name="Standard">
      <style:text-properties style:text-underline-style="none" officeooo:rsid="0011d46f" officeooo:paragraph-rsid="0011d46f"/>
    </style:style>
    <style:style style:name="T1" style:family="text">
      <style:text-properties officeooo:rsid="0011f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ving an opinon :</text:p>
      <text:p text:style-name="P1">- I think</text:p>
      <text:p text:style-name="P1">- Imo</text:p>
      <text:p text:style-name="P1"/>
      <text:p text:style-name="P1"/>
      <text:p text:style-name="P2">Agreeing and (politely) disagreeing :</text:p>
      <text:p text:style-name="P1">- I agree / disagree (or don’t agree)</text:p>
      <text:p text:style-name="P1"/>
      <text:p text:style-name="P1"/>
      <text:p text:style-name="P2">Making suggestions :</text:p>
      <text:p text:style-name="P3">- Should / Could</text:p>
      <text:p text:style-name="P3">- I suggest that you</text:p>
      <text:p text:style-name="P3"/>
      <text:p text:style-name="P1"/>
      <text:p text:style-name="P2">Showing uncertainty</text:p>
      <text:p text:style-name="P1">- Maybe</text:p>
      <text:p text:style-name="P1">- May / might</text:p>
      <text:p text:style-name="P1">- Perhaps</text:p>
      <text:p text:style-name="P1"/>
      <text:p text:style-name="P1"/>
      <text:p text:style-name="P1">quite a heated discussion</text:p>
      <text:p text:style-name="P1">I think</text:p>
      <text:p text:style-name="P1">My view is that</text:p>
      <text:p text:style-name="P1">In my opinion</text:p>
      <text:p text:style-name="P1">The fact is</text:p>
      <text:p text:style-name="P1"/>
      <text:p text:style-name="P1"/>
      <text:p text:style-name="P1"/>
      <text:p text:style-name="P1"/>
      <text:p text:style-name="P1">The point is this</text:p>
      <text:p text:style-name="P1">That’s not the point</text:p>
      <text:p text:style-name="P1">You’re missing the point</text:p>
      <text:p text:style-name="P1">That’s a completely different point</text:p>
      <text:p text:style-name="P1"/>
      <text:p text:style-name="P1">Look, I was there</text:p>
      <text:p text:style-name="P1">I can assure you that</text:p>
      <text:p text:style-name="P1">The fact is (tha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5:56:53.113711098</meta:creation-date>
    <dc:date>2023-02-03T13:58:10.339444340</dc:date>
    <meta:editing-duration>PT22H1M17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24" meta:word-count="90" meta:character-count="433" meta:non-whitespace-character-count="367"/>
  </office:meta>
</office:document-meta>
</file>